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Georgia" fo:font-size="10.5pt" style:font-size-asian="10.5pt" style:font-size-complex="10.5pt"/>
    </style:style>
    <style:style style:name="P2" style:family="paragraph" style:parent-style-name="Standard">
      <style:paragraph-properties fo:text-align="center" style:justify-single-word="false"/>
      <style:text-properties style:font-name="Georgia" fo:font-size="10.5pt" style:font-size-asian="10.5pt" style:font-size-complex="10.5pt"/>
    </style:style>
    <style:style style:name="P3" style:family="paragraph" style:parent-style-name="Title" style:master-page-name="Standard">
      <style:paragraph-properties style:page-number="auto"/>
      <style:text-properties style:font-name="Georgia" fo:font-size="16pt" style:font-size-asian="16pt" style:font-size-complex="16pt"/>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How To Be More Blessed Than Mary</text:p>
      <text:p text:style-name="P2"/>
      <text:p text:style-name="P1"><text:span text:style-name="T1">Read:</text:span> Luke 11:27-28</text:p>
      <text:p text:style-name="P1"><text:s/></text:p>
      <text:p text:style-name="P1"><text:span text:style-name="T1">Text:</text:span> Luke 1:30 "And the angel said unto her, Fear not, Mary: for thou hast found favour with God."</text:p>
      <text:p text:style-name="P1"/>
      <text:p text:style-name="P1"><text:span text:style-name="T1">Introduction:</text:span> The Roman Catholic<text:span text:style-name="T1"> </text:span>Church has elevated Mary to be equal to Christ and, for that, they are wrong. The protestant church looks at Mary as just the same as you and I and, for that, they are wrong. Mary was certainly special. She was selected by God to be the mother of His Son. Her purity in both body and heart were unequaled in her day. She was special and blessed by God. When someone tried to exalt the mother of Jesus we find His reply to be astounding. He told them that they could be more blessed than the blessing of being His mother. His mother was blessed when He was born. She was blessed when He preached. She was blessed when he healed the sick, raised the dead, cast out devils. She was blessed when she could sit down with Him and converse one-on-one with Him. It is arguable that she did not feel blessed when she watched Him die on a cross as a criminal. She certainly didn’t feel blessed when she watched Him being placed in a tomb.</text:p>
      <text:p text:style-name="P1"/>
      <text:p text:style-name="P1"><text:span text:style-name="T1">I. The Blessing of Hearing the Word of God:</text:span> <text:span text:style-name="T2">Hearing involves an act of the will.</text:span> How many times has someone talked to us and we didn’t hear? How many times have we talked to someone who wasn’t listening? We can sit through a sermon, go home, and not remember a word that was spoken. Our spouse can sit down and share things that are deeply meaningful to them and we do not hear a word. <text:span text:style-name="T2">Hearing involves an act of the will.</text:span> Eight times in the New Testament we read: "He that hath ears to hear, let him hear." The command is to all. A correct translation would read: “Open up your ears and really hear.” It is amazing to me how I can read a scripture and miss about 90% of the message it contains. Many times I have reread a scripture, slowly and carefully only to discover a gold mine of data that I had missed in my first reading. In one reading I was trying to get thru with my reading and in the other I was focusing on what the Word was saying to me. Have you ever wondered why we close our eyes to pray? Could we pray with our eyes open and be effective? Is there a scripture that tells us to close our eyes and pray? I close my eyes so that I will not be distracted by things that are going on around me. It is my way of shutting out distractions and focusing on God. </text:p>
      <text:p text:style-name="P1"/>
      <text:p text:style-name="P1"><text:span text:style-name="T1">II. The Blessing of Keeping the Word of God:</text:span> James 1:23-24 says: "For if any be a hearer of the word, and not a doer, he is like unto a man beholding his natural face in a glass: For he beholdeth himself, and goeth his way, and straightway forgetteth what manner of man he was." Do you know someone who has been in church all their life and still does not see the importance of obeying the scriptures? Somehow they seem to exempt themselves from every command of Christ. They are like the doctor who smokes and drinks after telling his patients that they ought to quit.</text:p>
      <text:p text:style-name="P1"><text:s text:c="2"/>Did you know that the #1 professional group that abuses alcohol and tobacco are doctors?</text:p>
      <text:p text:style-name="P1"><text:s text:c="2"/>Keeping the Word means that we read it with a personal application. We read and ask the question that the disciples asked at the last supper. Do you remember that question? Matthew 26:22 "...Lord, is it I? I read about sin and I ask: “Lord is this a sin in my life? Do I have idols? Am I a liar? Do I take your name in vain? Lord is it I?”</text:p>
      <text:p text:style-name="P1"><text:s text:c="2"/>Keeping the Word means that I take action when the Word says to take action. When I am challenged to give I do not ask if I should give. I ask what and how should I give? When I am challenged to share the Gospel I do not ask who to witness to but I ask for courage to share the Love of Christ with every person that I meet. I no longer look for the least amount that I can do to get by. I now look for what I can do that will really make a difference. When the offering plate is passed I put myself in it. </text:p>
      <text:p text:style-name="P1"/>
      <text:p text:style-name="P1"><text:span text:style-name="T1">Conclude:</text:span> More blessed than the mother of Christ! Can you believe that it is possible? Jesus said so. Did you know that Mary had to trust Christ as her savior just as you and I do? Mary had to hear the Word and keep it as well.</text:p>
      <text:p text:style-name="P1"><text:s text:c="2"/>Are you hearing the Word of God? Are you keeping 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itle" style:family="paragraph" style:parent-style-name="Standard" style:next-style-name="Subtitle" style:class="chapter">
      <style:paragraph-properties fo:text-align="center" style:justify-single-word="false"/>
      <style:text-properties fo:font-size="14pt" style:font-size-asian="1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11in" fo:page-height="8.5in" style:num-format="1" style:print-orientation="landscape"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columns fo:column-count="2" fo:column-gap="0.4917in">
          <style:column-sep style:width="0.0008in" style:color="#000000" style:height="100%"/>
          <style:column style:rel-width="32767*" fo:start-indent="0in" fo:end-indent="0.2457in"/>
          <style:column style:rel-width="32767*" fo:start-indent="0.2457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How To Be More Blessed Than Mary</dc:title>
    <meta:initial-creator>Joel Tice</meta:initial-creator>
    <meta:creation-date>2008-02-09T19:33:00</meta:creation-date>
    <dc:creator>j </dc:creator>
    <dc:date>2020-03-20T21:08:06.60</dc:date>
    <meta:editing-cycles>4</meta:editing-cycles>
    <meta:editing-duration>PT2H44M</meta:editing-duration>
    <meta:printed-by>j </meta:printed-by>
    <meta:print-date>2020-03-20T21:07:21.86</meta:print-date>
    <meta:document-statistic meta:table-count="0" meta:image-count="0" meta:object-count="0" meta:page-count="1" meta:paragraph-count="12" meta:word-count="828" meta:character-count="4174"/>
    <meta:generator>OpenOffice/4.1.3$Win32 OpenOffice.org_project/413m1$Build-9783</meta:generator>
  </office:meta>
</office:document-meta>
</file>